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Beáto,</text:p>
      <text:p text:style-name="Normal">ve světle našeho společného andělského čísla 4 bych ti chtěl vyjádřit, jak moc mi na tobě záleží. Toto číslo, jehož tajemnou sílu sdílíme, mě připomíná, že v našem životě existuje více než jen viditelná hmatatelnost. Anděl strážný Haniel, který byl přidělen k tobě, ukazuje, jak jsi přirozeně zářivá a jak s lehkostí přinášíš radost do životů všech, které potkáš. Jak pozoruhodné je, že se naše cesty zkřížily a jaký zvláštní dar to je moci sdílet okamžiky s někým, kdo má tak jedinečnou schopnost rozesmát a osvěžit atmosféru, stejně jako ty.</text:p>
      <text:p text:style-name="Normal">Ve světle svátku svatého Valentýna si přeji, aby ti Haniel přinesl ještě větší radost a světlo, než jsi schopna rozdávat. Nechť tvoje cesta zůstane osvětlena láskou a štěstím, které si tak upřímně zasluhuješ. A pamatuj, v třpytu hvězd je znamení, že se snažíme rozšířit naši radost dále. Jsem nekonečně vděčný za tuto sounáležitost, kterou s tebou mohu sdílet.</text:p>
      <text:p text:style-name="Normal">S obdivem a přátelstvím,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